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_embarg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lario mínimo (bruto)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ómina (neto)</text:p>
          </table:table-cell>
          <table:table-cell office:value-type="float" office:value="3527.7" calcext:value-type="float">
            <text:p>3527,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Percepciones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Tramos</text:p>
          </table:table-cell>
          <table:table-cell table:style-name="ce1" office:value-type="string" calcext:value-type="string">
            <text:p>Cantidades embargables</text:p>
          </table:table-cell>
          <table:table-cell table:style-name="ce1" office:value-type="string" calcext:value-type="string">
            <text:p>Porcentaje</text:p>
          </table:table-cell>
        </table:table-row>
        <table:table-row table:style-name="ro1">
          <table:table-cell office:value-type="string" calcext:value-type="string">
            <text:p>Hasta 1 </text:p>
          </table:table-cell>
          <table:table-cell table:style-name="ce1" table:formula="of:=IF([.B1]&lt;[.B2];[.B1];[.B2])" office:value-type="float" office:value="1000" calcext:value-type="float">
            <text:p>1000</text:p>
          </table:table-cell>
          <table:table-cell table:style-name="ce1" table:formula="of:=[.B6]" office:value-type="float" office:value="1000" calcext:value-type="float">
            <text:p>1000</text:p>
          </table:table-cell>
          <table:table-cell table:style-name="ce1" table:formula="of:=[.C6]*[.E6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1 a 2 30%</text:p>
          </table:table-cell>
          <table:table-cell table:style-name="ce1" table:formula="of:=IF([.B6]+[.$B$1]&lt;[.$B$2];[.B6]+[.$B$1];[.$B$2])" office:value-type="float" office:value="2000" calcext:value-type="float">
            <text:p>2000</text:p>
          </table:table-cell>
          <table:table-cell table:style-name="ce1" table:formula="of:=[.B7]-[.B6]" office:value-type="float" office:value="1000" calcext:value-type="float">
            <text:p>1000</text:p>
          </table:table-cell>
          <table:table-cell table:style-name="ce1" table:formula="of:=[.C7]*[.E7]" office:value-type="float" office:value="300" calcext:value-type="float">
            <text:p>300</text:p>
          </table:table-cell>
          <table:table-cell table:style-name="ce1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De 2 a 3 50%</text:p>
          </table:table-cell>
          <table:table-cell table:style-name="ce1" table:formula="of:=IF([.B7]+[.$B$1]&lt;[.$B$2];[.B7]+[.$B$1];[.$B$2])" office:value-type="float" office:value="3000" calcext:value-type="float">
            <text:p>3000</text:p>
          </table:table-cell>
          <table:table-cell table:style-name="ce1" table:formula="of:=[.B8]-[.B7]" office:value-type="float" office:value="1000" calcext:value-type="float">
            <text:p>1000</text:p>
          </table:table-cell>
          <table:table-cell table:style-name="ce1" table:formula="of:=[.C8]*[.E8]" office:value-type="float" office:value="500" calcext:value-type="float">
            <text:p>500</text:p>
          </table:table-cell>
          <table:table-cell table:style-name="ce1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e 3 a 4 60%</text:p>
          </table:table-cell>
          <table:table-cell table:style-name="ce1" table:formula="of:=IF([.B8]+[.$B$1]&lt;[.$B$2];[.B8]+[.$B$1];[.$B$2])" office:value-type="float" office:value="3527.7" calcext:value-type="float">
            <text:p>3527,7</text:p>
          </table:table-cell>
          <table:table-cell table:style-name="ce1" table:formula="of:=[.B9]-[.B8]" office:value-type="float" office:value="527.7" calcext:value-type="float">
            <text:p>527,7</text:p>
          </table:table-cell>
          <table:table-cell table:style-name="ce1" table:formula="of:=[.C9]*[.E9]" office:value-type="float" office:value="316.62" calcext:value-type="float">
            <text:p>316,62</text:p>
          </table:table-cell>
          <table:table-cell table:style-name="ce1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De 4 a 5 75%</text:p>
          </table:table-cell>
          <table:table-cell table:style-name="ce1" table:formula="of:=IF([.B9]+[.$B$1]&lt;[.$B$2];[.B9]+[.$B$1];[.$B$2])" office:value-type="float" office:value="3527.7" calcext:value-type="float">
            <text:p>3527,7</text:p>
          </table:table-cell>
          <table:table-cell table:style-name="ce1" table:formula="of:=[.B10]-[.B9]" office:value-type="float" office:value="0" calcext:value-type="float">
            <text:p>0</text:p>
          </table:table-cell>
          <table:table-cell table:style-name="ce1" table:formula="of:=[.C10]*[.E10]" office:value-type="float" office:value="0" calcext:value-type="float">
            <text:p>0</text:p>
          </table:table-cell>
          <table:table-cell table:style-name="ce1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A partir de 5 90%</text:p>
          </table:table-cell>
          <table:table-cell table:style-name="ce1" table:formula="of:=IF([.B10]+[.$B$1]&lt;[.$B$2];[.B10]+[.$B$1];[.$B$2])" office:value-type="float" office:value="3527.7" calcext:value-type="float">
            <text:p>3527,7</text:p>
          </table:table-cell>
          <table:table-cell table:style-name="ce1" table:formula="of:=[.B11]-[.B10]" office:value-type="float" office:value="0" calcext:value-type="float">
            <text:p>0</text:p>
          </table:table-cell>
          <table:table-cell table:style-name="ce1" table:formula="of:=[.C11]*[.E11]" office:value-type="float" office:value="0" calcext:value-type="float">
            <text:p>0</text:p>
          </table:table-cell>
          <table:table-cell table:style-name="ce1" office:value-type="float" office:value="0.9" calcext:value-type="float">
            <text:p>0,9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2"/>
          <table:table-cell table:style-name="ce3" table:formula="of:=SUM([.D6:.D11])" office:value-type="float" office:value="1116.62" calcext:value-type="float">
            <text:p>1116,62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Ejercicio 8" table:style-name="ta1">
        <table:table-column table:style-name="co4" table:default-cell-style-name="Default"/>
        <table:table-row table:style-name="ro1">
          <table:table-cell office:value-type="string" calcext:value-type="string">
            <text:p>Primero se venden todos los bienes de la empresa y si aun así no pueden cobrar los trabajadores, se acude al FOGASA para que pague.</text:p>
          </table:table-cell>
        </table:table-row>
        <table:table-row table:style-name="ro1">
          <table:table-cell office:value-type="string" calcext:value-type="string">
            <text:p>Pagará un máximo de 4 meses</text:p>
          </table:table-cell>
        </table:table-row>
        <table:table-row table:style-name="ro1">
          <table:table-cell office:value-type="string" calcext:value-type="string">
            <text:p>No. Cobrará 30 días por año. Es decir 300 días</text:p>
          </table:table-cell>
        </table:table-row>
      </table:table>
      <table:table table:name="Ejercicio 9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es de salar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ías Indemnización despido/añ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ños trabaja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ías de indemnización totales</text:p>
          </table:table-cell>
          <table:table-cell table:formula="of:=[.B3]*[.B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lario/me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alario/d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lario que le deben</text:p>
          </table:table-cell>
          <table:table-cell table:formula="of:=[.B5]*([.B1]-1)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Indemnización pendiente</text:p>
          </table:table-cell>
          <table:table-cell table:formula="of:=[.B6]*[.B4]" office:value-type="float" office:value="2400" calcext:value-type="float">
            <text:p>2400</text:p>
          </table:table-cell>
        </table:table-row>
        <table:table-row table:style-name="ro1">
          <table:table-cell table:style-name="ce6" office:value-type="string" calcext:value-type="string">
            <text:p>Total que le deben</text:p>
          </table:table-cell>
          <table:table-cell table:style-name="ce6" table:formula="of:=SUM([.B8:.B9])" office:value-type="float" office:value="4800" calcext:value-type="float">
            <text:p>4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57:26.395000000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6:53:03.119000000</meta:creation-date>
    <dc:date>2022-02-15T18:30:04.112000000</dc:date>
    <meta:editing-duration>PT34M50S</meta:editing-duration>
    <meta:editing-cycles>4</meta:editing-cycles>
    <meta:generator>LibreOffice/7.2.2.2$Windows_X86_64 LibreOffice_project/02b2acce88a210515b4a5bb2e46cbfb63fe97d56</meta:generator>
    <meta:document-statistic meta:table-count="3" meta:cell-count="63" meta:object-count="0"/>
  </office:meta>
</office:document-meta>
</file>